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Helper.replacePlaceholders( String value , PlaceholderResolver placeholde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PlaceholderHelper.PropertyPlaceholderHelper( String placeholderPrefix , String placeholderSuffix , @ Nullable String valueSeparator , boolean ignoreUnresolvablePlacehol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PlaceholderHelper.PropertyPlaceholderHelper( String placeholderPrefix , String placeholde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Helper.parseStringValue( String value , PlaceholderResolver placeholderResolver , @ Nullable Set &lt; String &gt; visitedPlacehold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PropertyPlaceholderHelper.findPlaceholderEndIndex( CharSequence buf , int start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ropertyPlaceholderHelper.replacePlaceholders( String value , final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